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line-height="150%"/>
      <style:text-properties style:font-name="Times New Roman" style:font-name-complex="Times New Roman" fo:font-size="12pt" style:font-size-asian="12pt" style:font-size-complex="12pt"/>
    </style:style>
    <style:style style:name="P2" style:parent-style-name="Normal" style:family="paragraph">
      <style:paragraph-properties fo:line-height="150%"/>
      <style:text-properties style:font-name="Times New Roman" style:font-name-complex="Times New Roman" fo:font-size="12pt" style:font-size-asian="12pt" style:font-size-complex="12pt"/>
    </style:style>
    <style:style style:name="P3" style:parent-style-name="Normal" style:family="paragraph">
      <style:paragraph-properties fo:line-height="150%"/>
      <style:text-properties style:font-name="Times New Roman" style:font-name-complex="Times New Roman" fo:font-size="12pt" style:font-size-asian="12pt" style:font-size-complex="12pt"/>
    </style:style>
    <style:style style:name="P4" style:parent-style-name="Normal" style:family="paragraph">
      <style:paragraph-properties fo:line-height="150%"/>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T28"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MI 349 Card Sorting Lab</text:p>
      <text:p text:style-name="P2">Anna Malmquist, 10/25/2016</text:p>
      <text:p text:style-name="P3"><text:tab/>For this assignment four card sorts were performed and the results and proposed site architecture are further delineated in this report below. For the first two card sorts, both were performed by me personally; the initial sort was done as a closed sort <text:s/>where the categories were pre-defined and content sections were placed into those categories based on what makes sense from my perspective as the content creator and site designer. The second sort was done as an open sort from the perspective of my primary persona expanded on in previous weeks, and resulted in more variation of categories in name but with similar underlying themes as the first sort.<text:s/>For both the additional sorts involving outside participants, the resulting categories were similar with regards to portfolio content organization but diverged when it came to the placement of personal and contact information versus news and updates. In one sort the participant indicated personal and contact information should be on the home/main page with portfolio content and project related news as subsequent categories. In the second sort involving an outside participant the sorter indicated the ideal hierarchy of main categories should be as follows: all work related news and project updates on the home page, all portfolio works in a subsequent second category, and finally contact and personal bio information last.</text:p>
      <text:p text:style-name="P4"><text:span text:style-name="T5"><text:tab/></text:span><text:span text:style-name="T6">Possible <text:s/>categories of organization which emerged as a result of these card sorts were a home page with a news feed, a portfolio section containing all personal work, and a contact information section which includes personal information and contact links.<text:s/></text:span><text:span text:style-name="T7">In a majority<text:s/></text:span><text:span text:style-name="T8">of these</text:span><text:span text:style-name="T9"><text:s/></text:span><text:span text:style-name="T10">sorts the category with the primary bulk of the proposed site content was<text:s/></text:span><text:span text:style-name="T11">the portfolio section. Within this section the default state would be to display all portfolio work at once in chronological order and allow for tools to sort and limit subsequent search results according to the type of work (personal, commission, etc.), <text:s/>the type of medium (traditional media, 3d modeling, photography,<text:s/></text:span><text:span text:style-name="T12">etc.), <text:s/>and by individual projects. Regarding the home page, all updates about past, current, and future work <text:s/>could be included in chronological order as an RSS-feed-like structure; in this way information about current wor</text:span><text:span text:style-name="T13">k activities could be</text:span><text:span text:style-name="T14"><text:s/>easily</text:span><text:span text:style-name="T15"><text:s/>displayed</text:span><text:span text:style-name="T16"><text:s/>to new and returning visitors</text:span><text:span text:style-name="T17">.</text:span><text:span text:style-name="T18"><text:s/>Finally the last category, Contact, would include</text:span><text:span text:style-name="T19"><text:s/></text:span><text:span text:style-name="T20">personal and professional contact information as well as a small amount of personal background information.<text:s/></text:span><text:soft-page-break/><text:span text:style-name="T21">Based on the at time</text:span><text:span text:style-name="T22">s</text:span><text:span text:style-name="T23"><text:s/></text:span><text:span text:style-name="T24">differing</text:span><text:span text:style-name="T25"><text:s/>r</text:span><text:span text:style-name="T26">esults from the card sorts the</text:span><text:span text:style-name="T27"><text:s/></text:span><text:span text:style-name="T28">proposed site hierarchy would follow the previously described categories with only minor adjustments to page order nee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2l-imagecheckbox-container" style:display-name="d2l-imagecheckbox-containe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nna</meta:initial-creator>
    <dc:creator>Anna</dc:creator>
    <meta:creation-date>2016-11-03T01:58:00Z</meta:creation-date>
    <dc:date>2016-11-03T01:58:00Z</dc:date>
    <meta:template xlink:href="Normal" xlink:type="simple"/>
    <meta:editing-cycles>2</meta:editing-cycles>
    <meta:editing-duration>PT0S</meta:editing-duration>
    <meta:document-statistic meta:page-count="2" meta:paragraph-count="5" meta:word-count="411" meta:character-count="2750" meta:row-count="19" meta:non-whitespace-character-count="2344"/>
  </office:meta>
</office:document-meta>
</file>